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4.svm"/>
  <manifest:file-entry manifest:media-type="" manifest:full-path="Pictures/TablePreview8.svm"/>
  <manifest:file-entry manifest:media-type="" manifest:full-path="Pictures/TablePreview1.svm"/>
  <manifest:file-entry manifest:media-type="" manifest:full-path="Pictures/TablePreview5.svm"/>
  <manifest:file-entry manifest:media-type="" manifest:full-path="Pictures/TablePreview9.svm"/>
  <manifest:file-entry manifest:media-type="" manifest:full-path="Pictures/TablePreview2.svm"/>
  <manifest:file-entry manifest:media-type="" manifest:full-path="Pictures/TablePreview6.svm"/>
  <manifest:file-entry manifest:media-type="" manifest:full-path="Pictures/TablePreview3.svm"/>
  <manifest:file-entry manifest:media-type="" manifest:full-path="Pictures/TablePreview7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6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3.61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co1" style:family="table-column">
      <style:table-column-properties style:column-width="4.096cm" style:use-optimal-column-width="false"/>
    </style:style>
    <style:style style:name="co2" style:family="table-column">
      <style:table-column-properties style:column-width="3.237cm" style:use-optimal-column-width="false"/>
    </style:style>
    <style:style style:name="co3" style:family="table-column">
      <style:table-column-properties style:column-width="4.48cm" style:use-optimal-column-width="false"/>
    </style:style>
    <style:style style:name="co4" style:family="table-column">
      <style:table-column-properties style:column-width="4.751cm" style:use-optimal-column-width="false"/>
    </style:style>
    <style:style style:name="co5" style:family="table-column">
      <style:table-column-properties style:column-width="2.91cm" style:use-optimal-column-width="false"/>
    </style:style>
    <style:style style:name="co6" style:family="table-column">
      <style:table-column-properties style:column-width="2.471cm" style:use-optimal-column-width="false"/>
    </style:style>
    <style:style style:name="co7" style:family="table-column">
      <style:table-column-properties style:column-width="2.111cm" style:use-optimal-column-width="false"/>
    </style:style>
    <style:style style:name="co8" style:family="table-column">
      <style:table-column-properties style:column-width="2.927cm" style:use-optimal-column-width="false"/>
    </style:style>
    <style:style style:name="co9" style:family="table-column">
      <style:table-column-properties style:column-width="3.109cm" style:use-optimal-column-width="false"/>
    </style:style>
    <style:style style:name="co10" style:family="table-column">
      <style:table-column-properties style:column-width="3.108cm" style:use-optimal-column-width="false"/>
    </style:style>
    <style:style style:name="co11" style:family="table-column">
      <style:table-column-properties style:column-width="4.572cm" style:use-optimal-column-width="false"/>
    </style:style>
    <style:style style:name="co12" style:family="table-column">
      <style:table-column-properties style:column-width="4.582cm" style:use-optimal-column-width="false"/>
    </style:style>
    <style:style style:name="co13" style:family="table-column">
      <style:table-column-properties style:column-width="3.288cm" style:use-optimal-column-width="false"/>
    </style:style>
    <style:style style:name="co14" style:family="table-column">
      <style:table-column-properties style:column-width="4.119cm" style:use-optimal-column-width="false"/>
    </style:style>
    <style:style style:name="co15" style:family="table-column">
      <style:table-column-properties style:column-width="3.668cm" style:use-optimal-column-width="false"/>
    </style:style>
    <style:style style:name="co16" style:family="table-column">
      <style:table-column-properties style:column-width="3.094cm" style:use-optimal-column-width="false"/>
    </style:style>
    <style:style style:name="co17" style:family="table-column">
      <style:table-column-properties style:column-width="2.506cm" style:use-optimal-column-width="false"/>
    </style:style>
    <style:style style:name="co18" style:family="table-column">
      <style:table-column-properties style:column-width="4.871cm" style:use-optimal-column-width="false"/>
    </style:style>
    <style:style style:name="co19" style:family="table-column">
      <style:table-column-properties style:column-width="2.015cm" style:use-optimal-column-width="false"/>
    </style:style>
    <style:style style:name="co20" style:family="table-column">
      <style:table-column-properties style:column-width="5.201cm" style:use-optimal-column-width="false"/>
    </style:style>
    <style:style style:name="co21" style:family="table-column">
      <style:table-column-properties style:column-width="3.217cm" style:use-optimal-column-width="false"/>
    </style:style>
    <style:style style:name="co22" style:family="table-column">
      <style:table-column-properties style:column-width="2.616cm" style:use-optimal-column-width="false"/>
    </style:style>
    <style:style style:name="co23" style:family="table-column">
      <style:table-column-properties style:column-width="2.444cm" style:use-optimal-column-width="false"/>
    </style:style>
    <style:style style:name="co24" style:family="table-column">
      <style:table-column-properties style:column-width="2.082cm" style:use-optimal-column-width="false"/>
    </style:style>
    <style:style style:name="co25" style:family="table-column">
      <style:table-column-properties style:column-width="4.179cm" style:use-optimal-column-width="false"/>
    </style:style>
    <style:style style:name="co26" style:family="table-column">
      <style:table-column-properties style:column-width="1.804cm" style:use-optimal-column-width="false"/>
    </style:style>
    <style:style style:name="co27" style:family="table-column">
      <style:table-column-properties style:column-width="5.661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0.68cm"/>
    </style:style>
    <style:style style:name="ro3" style:family="table-row">
      <style:table-row-properties style:row-height="1.215cm"/>
    </style:style>
    <style:style style:name="ro4" style:family="table-row">
      <style:table-row-properties style:row-height="5.031cm"/>
    </style:style>
    <style:style style:name="ro5" style:family="table-row">
      <style:table-row-properties style:row-height="1.031cm"/>
    </style:style>
    <style:style style:name="ro6" style:family="table-row">
      <style:table-row-properties style:row-height="2.961cm"/>
    </style:style>
    <style:style style:name="ro7" style:family="table-row">
      <style:table-row-properties style:row-height="2.202cm"/>
    </style:style>
    <style:style style:name="ro8" style:family="table-row">
      <style:table-row-properties style:row-height="2.487cm"/>
    </style:style>
    <style:style style:name="ro9" style:family="table-row">
      <style:table-row-properties style:row-height="0.856cm"/>
    </style:style>
    <style:style style:name="ro10" style:family="table-row">
      <style:table-row-properties style:row-height="2.406cm"/>
    </style:style>
    <style:style style:name="ro11" style:family="table-row">
      <style:table-row-properties style:row-height="2.71cm"/>
    </style:style>
    <style:style style:name="ro12" style:family="table-row">
      <style:table-row-properties style:row-height="2.934cm"/>
    </style:style>
    <style:style style:name="ro13" style:family="table-row">
      <style:table-row-properties style:row-height="3.286cm"/>
    </style:style>
    <style:style style:name="ro14" style:family="table-row">
      <style:table-row-properties style:row-height="2.825cm"/>
    </style:style>
    <style:style style:name="ro15" style:family="table-row">
      <style:table-row-properties style:row-height="2.819cm"/>
    </style:style>
    <style:style style:name="ro16" style:family="table-row">
      <style:table-row-properties style:row-height="1.751cm"/>
    </style:style>
    <style:style style:name="ro17" style:family="table-row">
      <style:table-row-properties style:row-height="0.759cm"/>
    </style:style>
    <style:style style:name="ro18" style:family="table-row">
      <style:table-row-properties style:row-height="0.843cm"/>
    </style:style>
    <style:style style:name="ro19" style:family="table-row">
      <style:table-row-properties style:row-height="1.782cm"/>
    </style:style>
    <style:style style:name="ro20" style:family="table-row">
      <style:table-row-properties style:row-height="2.007cm"/>
    </style:style>
    <style:style style:name="ro21" style:family="table-row">
      <style:table-row-properties style:row-height="2.172cm"/>
    </style:style>
    <style:style style:name="ro22" style:family="table-row">
      <style:table-row-properties style:row-height="2.433cm"/>
    </style:style>
    <style:style style:name="ro23" style:family="table-row">
      <style:table-row-properties style:row-height="4.214cm"/>
    </style:style>
    <style:style style:name="ro24" style:family="table-row">
      <style:table-row-properties style:row-height="2.082cm"/>
    </style:style>
    <style:style style:name="ce1" style:family="table-cell">
      <style:graphic-properties style:repeat="repeat"/>
      <style:text-properties fo:font-size="14pt" style:font-size-asian="14pt" style:font-size-complex="14pt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text-properties fo:font-size="8pt" style:font-size-asian="8pt" style:font-size-complex="8pt"/>
    </style:style>
    <style:style style:name="ce5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6" style:family="table-cell">
      <style:graphic-properties style:repeat="repeat"/>
      <style:text-properties fo:font-size="8pt" fo:text-shadow="none" fo:font-weight="normal" style:font-size-asian="8pt" style:font-weight-asian="normal" style:font-size-complex="8pt" style:font-weight-complex="normal"/>
    </style:style>
    <style:style style:name="ce7" style:family="table-cell">
      <style:graphic-properties style:repeat="repeat"/>
      <style:paragraph-properties fo:text-align="start"/>
      <style:text-properties fo:font-size="8pt" style:font-size-asian="8pt" style:font-size-complex="8pt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paragraph-properties fo:text-align="star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text-shadow="none" fo:font-weight="normal" style:font-size-asian="8pt" style:font-weight-asian="normal" style:font-size-complex="8pt" style:font-weight-complex="normal"/>
    </style:style>
    <style:style style:name="T6" style:family="text">
      <style:text-properties fo:font-size="8pt" fo:language="en" fo:country="US" style:font-size-asian="8pt" style:font-size-complex="8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lassification of compilation process</text:span></text:p>
          </draw:text-box>
        </draw:frame>
        <draw:frame presentation:style-name="pr2" draw:text-style-name="P2" draw:layer="layout" svg:width="25.199cm" svg:height="13.86cm" svg:x="1.4cm" svg:y="4.814cm" presentation:class="outline" presentation:user-transformed="true">
          <draw:text-box>
            <text:list text:style-name="L2">
              <text:list-item>
                <text:p><text:span text:style-name="T2">Input : The code given to the tool</text:span></text:p>
              </text:list-item>
              <text:list-item>
                <text:p><text:span text:style-name="T2">Available Information : Available information at this stage (before any analysis made by the tool).</text:span></text:p>
              </text:list-item>
              <text:list-item>
                <text:p><text:span text:style-name="T2">Intermediate representation : representation of the code used for analysis and transformation.</text:span></text:p>
              </text:list-item>
              <text:list-item>
                <text:p><text:span text:style-name="T2">Analysis : <text:s/>Kind of analysis applied to extract information in order to apply transformation.</text:span></text:p>
              </text:list-item>
              <text:list-item>
                <text:p><text:span text:style-name="T2">Transformation/Optimisation : Kind of transformations done by the tool.</text:span></text:p>
              </text:list-item>
              <text:list-item>
                <text:p><text:span text:style-name="T2">Idea : Level higher than typical programming langage as Java,C++, can be DSL or meta description of algorityhm,</text:span></text:p>
              </text:list-item>
              <text:list-item>
                <text:p><text:span text:style-name="T2">Compile time (high/low) : when we build our software/component.</text:span></text:p>
              </text:list-item>
              <text:list-item>
                <text:p><text:span text:style-name="T2">Deploy/Install time : when we deploy/install software/component on real machine.</text:span></text:p>
              </text:list-item>
              <text:list-item>
                <text:p><text:span text:style-name="T2">Execution time : </text:span></text:p>
                <text:p><text:span text:style-name="T2"><text:tab/></text:span><text:span text:style-name="T2">- File : when execution file are handle by system and load from file</text:span></text:p>
                <text:list>
                  <text:list-header>
                    <text:p><text:span text:style-name="T2">- Memory : when the final program are executed from memory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frame draw:style-name="gr2" draw:layer="layout" svg:width="1.582cm" svg:height="1.006cm" svg:x="0.618cm" svg:y="1.4cm">
          <draw:text-box>
            <text:p><text:span text:style-name="T2">Time</text:span></text:p>
          </draw:text-box>
        </draw:frame>
        <draw:line draw:style-name="gr3" draw:text-style-name="P4" draw:layer="layout" svg:x1="0.8cm" svg:y1="1.2cm" svg:x2="13.6cm" svg:y2="1.2cm">
          <text:p/>
        </draw:line>
        <draw:line draw:style-name="gr3" draw:text-style-name="P4" draw:layer="layout" svg:x1="0.8cm" svg:y1="2.4cm" svg:x2="20cm" svg:y2="2.4cm">
          <text:p/>
        </draw:line>
        <draw:line draw:style-name="gr3" draw:text-style-name="P4" draw:layer="layout" svg:x1="27.2cm" svg:y1="1.2cm" svg:x2="18cm" svg:y2="1.2cm">
          <text:p/>
        </draw:line>
        <draw:line draw:style-name="gr3" draw:text-style-name="P4" draw:layer="layout" svg:x1="26.6cm" svg:y1="2.4cm" svg:x2="19.981cm" svg:y2="2.4cm">
          <text:p/>
        </draw:line>
        <draw:frame draw:style-name="gr4" draw:layer="layout" svg:width="1.848cm" svg:height="0.806cm" svg:x="6.952cm" svg:y="0.194cm">
          <draw:text-box>
            <text:p><text:span text:style-name="T2">Model</text:span></text:p>
          </draw:text-box>
        </draw:frame>
        <draw:frame draw:style-name="gr4" draw:layer="layout" svg:width="1.878cm" svg:height="0.806cm" svg:x="21.459cm" svg:y="0.2cm">
          <draw:text-box>
            <text:p><text:span text:style-name="T2">Target</text:span></text:p>
          </draw:text-box>
        </draw:frame>
        <draw:frame draw:style-name="gr5" draw:layer="layout" svg:width="1.747cm" svg:height="0.806cm" svg:x="7cm" svg:y="1.4cm">
          <draw:text-box>
            <text:p><text:span text:style-name="T2">Static</text:span></text:p>
          </draw:text-box>
        </draw:frame>
        <draw:frame draw:style-name="gr5" draw:layer="layout" svg:width="2.432cm" svg:height="0.806cm" svg:x="21.4cm" svg:y="1.4cm">
          <draw:text-box>
            <text:p><text:span text:style-name="T2">Dynamic</text:span></text:p>
          </draw:text-box>
        </draw:frame>
        <draw:frame draw:style-name="gr5" draw:layer="layout" svg:width="3.152cm" svg:height="0.806cm" svg:x="0.448cm" svg:y="0.194cm">
          <draw:text-box>
            <text:p><text:span text:style-name="T2">Architecture</text:span></text:p>
          </draw:text-box>
        </draw:frame>
        <draw:frame draw:style-name="gr4" draw:layer="layout" svg:width="2.068cm" svg:height="0.806cm" svg:x="14.8cm" svg:y="0.2cm">
          <draw:text-box>
            <text:p><text:span text:style-name="T2">Familly</text:span></text:p>
          </draw:text-box>
        </draw:frame>
        <draw:line draw:style-name="gr6" draw:text-style-name="P4" draw:layer="layout" svg:x1="13.6cm" svg:y1="1.2cm" svg:x2="18cm" svg:y2="1.2cm">
          <text:p/>
        </draw:line>
        <draw:frame draw:style-name="standard" draw:layer="layout" svg:width="26.965cm" svg:height="17.813cm" svg:x="0.581cm" svg:y="2.89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 table:number-rows-spanned="2">
                <text:p><text:span text:style-name="T2">Stage</text:span></text:p>
              </table:table-cell>
              <table:table-cell table:number-rows-spanned="2">
                <text:p text:style-name="P4"><text:span text:style-name="T3">Specification Time</text:span></text:p>
              </table:table-cell>
              <table:table-cell table:number-columns-spanned="2">
                <text:p text:style-name="P4"><text:span text:style-name="T3">Compile Time</text:span></text:p>
              </table:table-cell>
              <table:covered-table-cell/>
              <table:table-cell table:number-columns-spanned="2">
                <text:p><text:span text:style-name="T3"><text:s/></text:span><text:span text:style-name="T3">Package Time</text:span></text:p>
              </table:table-cell>
              <table:covered-table-cell table:style-name="ce3"/>
              <table:table-cell table:number-columns-spanned="2">
                <text:p><text:span text:style-name="T3">Execution Time</text:span></text:p>
              </table:table-cell>
              <table:covered-table-cell/>
            </table:table-row>
            <table:table-row table:style-name="ro2" table:default-cell-style-name="ce4">
              <table:covered-table-cell table:style-name="ce3"/>
              <table:covered-table-cell table:style-name="ce2"/>
              <table:table-cell>
                <text:p text:style-name="P4"><text:span text:style-name="T4">High level</text:span></text:p>
              </table:table-cell>
              <table:table-cell table:style-name="ce5">
                <text:p text:style-name="P4"><text:span text:style-name="T4">Low level</text:span></text:p>
              </table:table-cell>
              <table:table-cell>
                <text:p text:style-name="P5"><text:span text:style-name="T4">Package</text:span></text:p>
              </table:table-cell>
              <table:table-cell>
                <text:p text:style-name="P5"><text:span text:style-name="T4">Deploy / Install</text:span></text:p>
              </table:table-cell>
              <table:table-cell table:style-name="ce6">
                <text:p><text:span text:style-name="T5">File</text:span></text:p>
              </table:table-cell>
              <table:table-cell>
                <text:p><text:span text:style-name="T4">Memory</text:span></text:p>
              </table:table-cell>
            </table:table-row>
            <table:table-row table:style-name="ro3" table:default-cell-style-name="ce4">
              <table:table-cell table:style-name="ce1">
                <text:p><text:span text:style-name="T2">Input</text:span></text:p>
              </table:table-cell>
              <table:table-cell>
                <text:p text:style-name="P5"><text:span text:style-name="T4">Algorithm, Formula, DSL</text:span></text:p>
              </table:table-cell>
              <table:table-cell>
                <text:p text:style-name="P5"><text:span text:style-name="T4">C,Java,python,...</text:span></text:p>
              </table:table-cell>
              <table:table-cell>
                <text:p text:style-name="P5"><text:span text:style-name="T4">Asm, Bytecode</text:span></text:p>
              </table:table-cell>
              <table:table-cell>
                <text:p><text:span text:style-name="T4">Target Files (.o), ld script, IL, other package (soft/lib)</text:span></text:p>
              </table:table-cell>
              <table:table-cell>
                <text:p><text:span text:style-name="T4">Shell (configure), Makefile,ant, ld script, IL</text:span></text:p>
              </table:table-cell>
              <table:table-cell>
                <text:p text:style-name="P5"><text:span text:style-name="T4">ELF, PE</text:span></text:p>
                <text:p text:style-name="P5"><text:span text:style-name="T4">COFF,</text:span></text:p>
                <text:p text:style-name="P5"><text:span text:style-name="T4">MACHO</text:span></text:p>
              </table:table-cell>
              <table:table-cell>
                <text:p><text:span text:style-name="T4">.text, .data,.rodata,.bss</text:span></text:p>
              </table:table-cell>
            </table:table-row>
            <table:table-row table:style-name="ro4" table:default-cell-style-name="ce4">
              <table:table-cell table:style-name="ce1">
                <text:p><text:span text:style-name="T2">Phase Information</text:span></text:p>
              </table:table-cell>
              <table:table-cell>
                <text:list text:style-name="L1">
                  <text:list-item>
                    <text:p><text:span text:style-name="T4">Defined abstract variable : X, Y, Z</text:span></text:p>
                  </text:list-item>
                  <text:list-item>
                    <text:p><text:span text:style-name="T4">Values constant are unknown but defined: k,...</text:span></text:p>
                  </text:list-item>
                  <text:list-item>
                    <text:p><text:span text:style-name="T4">Number defined on continuous space.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><text:span text:style-name="T6">Defined program</text:span><text:span text:style-name="T4"> variables</text:span></text:p>
                  </text:list-item>
                  <text:list-item>
                    <text:p><text:span text:style-name="T4">Value of constant are known</text:span></text:p>
                  </text:list-item>
                  <text:list-item>
                    <text:p><text:span text:style-name="T6">Number defined on discrete space (number representation)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><text:span text:style-name="T4">ISA (Number and size of register</text:span><text:span text:style-name="T3">)</text:span></text:p>
                  </text:list-item>
                  <text:list-item>
                    <text:p><text:span text:style-name="T4">Stack base, register bas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><text:span text:style-name="T4">Software configuration :</text:span></text:p>
                    <text:p><text:span text:style-name="T4">static Libraries</text:span></text:p>
                    <text:p><text:span text:style-name="T4">package parameters</text:span></text:p>
                  </text:list-item>
                </text:list>
              </table:table-cell>
              <table:table-cell table:style-name="ce3">
                <text:list text:style-name="L5">
                  <text:list-item>
                    <text:p><text:span text:style-name="T4">Hardware configuration :</text:span></text:p>
                    <text:p><text:span text:style-name="T4">Real performance of <text:s text:c="3"/>processor</text:span></text:p>
                    <text:p><text:span text:style-name="T4">Number of processors</text:span></text:p>
                  </text:list-item>
                  <text:list-item>
                    <text:p><text:span text:style-name="T4">Size and kind of memory</text:span></text:p>
                  </text:list-item>
                  <text:list-item>
                    <text:p><text:span text:style-name="T4">Devices</text:span></text:p>
                  </text:list-item>
                  <text:list-item>
                    <text:p><text:span text:style-name="T4">Software configuration :</text:span></text:p>
                    <text:p><text:span text:style-name="T4">dynamic Libraries</text:span></text:p>
                  </text:list-item>
                  <text:list-item>
                    <text:p><text:span text:style-name="T4">Install <text:s/>parameters</text:span></text:p>
                  </text:list-item>
                </text:list>
                <text:list text:style-name="L1">
                  <text:list-header>
                    <text:p><text:span text:style-name="T4"/></text:p>
                  </text:list-header>
                </text:list>
              </table:table-cell>
              <table:table-cell>
                <text:p><text:span text:style-name="T4">-Sections : ,text,,data, ,rodata, ,bss, ,init, ,,,</text:span></text:p>
                <text:p><text:span text:style-name="T4">-Symbols</text:span></text:p>
              </table:table-cell>
              <table:table-cell>
                <text:list text:continue-numbering="true" text:style-name="L1">
                  <text:list-item>
                    <text:p><text:span text:style-name="T4">Real value of data</text:span></text:p>
                  </text:list-item>
                  <text:list-item>
                    <text:p><text:span text:style-name="T4">State of cache</text:span></text:p>
                  </text:list-item>
                </text:list>
              </table:table-cell>
            </table:table-row>
            <table:table-row table:style-name="ro5" table:default-cell-style-name="ce3">
              <table:table-cell table:style-name="ce1">
                <text:p text:style-name="P2"><text:span text:style-name="T2">Feedback</text:span></text:p>
                <text:p text:style-name="P2"><text:span text:style-name="T2">Information</text:span></text:p>
              </table:table-cell>
              <table:table-cell>
                <text:p><text:span text:style-name="T4">x</text:span></text:p>
              </table:table-cell>
              <table:table-cell table:style-name="ce4">
                <text:p text:style-name="P5"><text:span text:style-name="T4">x</text:span></text:p>
              </table:table-cell>
              <table:table-cell>
                <text:p><text:span text:style-name="T4">x</text:span></text:p>
              </table:table-cell>
              <table:table-cell>
                <text:p><text:span text:style-name="T4">x</text:span></text:p>
              </table:table-cell>
              <table:table-cell>
                <text:p><text:span text:style-name="T4">x</text:span></text:p>
              </table:table-cell>
              <table:table-cell>
                <text:p><text:span text:style-name="T4">x</text:span></text:p>
              </table:table-cell>
              <table:table-cell>
                <text:p><text:span text:style-name="T4">x</text:span></text:p>
              </table:table-cell>
            </table:table-row>
            <table:table-row table:style-name="ro6" table:default-cell-style-name="ce4">
              <table:table-cell table:style-name="ce1">
                <text:p><text:span text:style-name="T2">Internal Representation</text:span></text:p>
              </table:table-cell>
              <table:table-cell>
                <text:list text:continue-numbering="true" text:style-name="L1">
                  <text:list-item>
                    <text:p><text:span text:style-name="T4">Kind of algorithm, Design pattern : map/reduce, producer/consumer</text:span></text:p>
                  </text:list-item>
                  <text:list-item>
                    <text:p><text:span text:style-name="T4">Specialized instruction : short circuit</text:span></text:p>
                    <text:p><text:span text:style-name="T3"/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><text:span text:style-name="T4">Conditionnal (if,switch)</text:span></text:p>
                  </text:list-item>
                  <text:list-item>
                    <text:p><text:span text:style-name="T4">Loop (for,while)</text:span></text:p>
                  </text:list-item>
                  <text:list-item>
                    <text:p><text:span text:style-name="T4">Functions</text:span></text:p>
                  </text:list-item>
                  <text:list-item>
                    <text:p><text:span text:style-name="T4">Syntactic sugar, language construction or builtins for paradigm : paralelism (#pragma omp …), OOP, Concurrent, logic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><text:span text:style-name="T4">Instructions sequenc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><text:span text:style-name="T4">Native Code</text:span></text:p>
                  </text:list-item>
                  <text:list-item>
                    <text:p><text:span text:style-name="T4">IR</text:span></text:p>
                  </text:list-item>
                  <text:list-item>
                    <text:p><text:span text:style-name="T4">Source codes</text:span></text:p>
                  </text:list-item>
                  <text:list-item>
                    <text:p><text:span text:style-name="T4">Scripts</text:span></text:p>
                  </text:list-item>
                </text:list>
              </table:table-cell>
              <table:table-cell table:style-name="ce3">
                <text:list text:continue-numbering="true" text:style-name="L1">
                  <text:list-item>
                    <text:p><text:span text:style-name="T4">Native Code</text:span></text:p>
                  </text:list-item>
                  <text:list-item>
                    <text:p><text:span text:style-name="T4">IR</text:span></text:p>
                  </text:list-item>
                  <text:list-item>
                    <text:p><text:span text:style-name="T4">Source codes</text:span></text:p>
                  </text:list-item>
                  <text:list-item>
                    <text:p><text:span text:style-name="T4">Scripts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><text:span text:style-name="T4">Native Code</text:span></text:p>
                  </text:list-item>
                  <text:list-item>
                    <text:p><text:span text:style-name="T4">IR</text:span></text:p>
                  </text:list-item>
                </text:list>
              </table:table-cell>
              <table:table-cell>
                <text:p><text:span text:style-name="T4">-Native Code</text:span></text:p>
              </table:table-cell>
            </table:table-row>
            <table:table-row table:style-name="ro7" table:default-cell-style-name="ce4">
              <table:table-cell table:style-name="ce1">
                <text:p><text:span text:style-name="T2">Analysis</text:span></text:p>
              </table:table-cell>
              <table:table-cell>
                <text:list text:continue-numbering="true" text:style-name="L1">
                  <text:list-item>
                    <text:p><text:span text:style-name="T4">Symbolic treatment</text:span></text:p>
                    <text:p><text:span text:style-name="T4"/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><text:span text:style-name="T4">Type checking</text:span></text:p>
                  </text:list-item>
                  <text:list-item>
                    <text:p><text:span text:style-name="T4">Metainformation handling</text:span></text:p>
                  </text:list-item>
                  <text:list-item>
                    <text:p><text:span text:style-name="T4">Flow analysis (CFG, DAG,,,,)</text:span></text:p>
                  </text:list-item>
                  <text:list-item>
                    <text:p><text:span text:style-name="T4">Data flow analysis.</text:span></text:p>
                  </text:list-item>
                  <text:list-item>
                    <text:p><text:span text:style-name="T4">Alias analysis.</text:span></text:p>
                  </text:list-item>
                  <text:list-item>
                    <text:p><text:span text:style-name="T4">Interprocedural analysis </text:span></text:p>
                    <text:p><text:span text:style-name="T4"/></text:p>
                  </text:list-item>
                </text:list>
              </table:table-cell>
              <table:table-cell table:style-name="ce7">
                <text:p text:style-name="P6"><text:span text:style-name="T4">- Flow analysis (CFG, DAG, …)</text:span></text:p>
                <text:p text:style-name="P6"><text:span text:style-name="T4">- Data flow analysis.</text:span></text:p>
                <text:p text:style-name="P6"><text:span text:style-name="T4">- Interprocedural analysis</text:span></text:p>
              </table:table-cell>
              <table:table-cell>
                <text:list text:continue-numbering="true" text:style-name="L1">
                  <text:list-item>
                    <text:p><text:span text:style-name="T4">Package dependency</text:span></text:p>
                  </text:list-item>
                  <text:list-item>
                    <text:p><text:span text:style-name="T4">Symbol dependency</text:span></text:p>
                  </text:list-item>
                  <text:list-item>
                    <text:p><text:span text:style-name="T4">Library dependency</text:span></text:p>
                    <text:p><text:span text:style-name="T4"/></text:p>
                    <text:p><text:span text:style-name="T4"/></text:p>
                  </text:list-item>
                </text:list>
              </table:table-cell>
              <table:table-cell table:style-name="ce3">
                <text:list text:continue-numbering="true" text:style-name="L1">
                  <text:list-item>
                    <text:p><text:span text:style-name="T4">Package dependency</text:span></text:p>
                  </text:list-item>
                  <text:list-item>
                    <text:p><text:span text:style-name="T4">Symbol dependency</text:span></text:p>
                  </text:list-item>
                  <text:list-item>
                    <text:p><text:span text:style-name="T4">Library dependency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><text:span text:style-name="T4">Symbol dependency</text:span></text:p>
                  </text:list-item>
                  <text:list-item>
                    <text:p><text:span text:style-name="T4">Library dependency</text:span></text:p>
                    <text:p><text:span text:style-name="T4"/></text:p>
                  </text:list-item>
                </text:list>
              </table:table-cell>
              <table:table-cell>
                <text:p><text:span text:style-name="T4">-Execution trace</text:span></text:p>
              </table:table-cell>
            </table:table-row>
            <table:table-row table:style-name="ro8" table:default-cell-style-name="ce4">
              <table:table-cell table:style-name="ce1">
                <text:p><text:span text:style-name="T2">Transformation/</text:span></text:p>
                <text:p><text:span text:style-name="T2">Optimisation</text:span></text:p>
              </table:table-cell>
              <table:table-cell>
                <text:list text:continue-numbering="true" text:style-name="L1">
                  <text:list-item>
                    <text:p><text:span text:style-name="T4">Reduced complexity algorithms</text:span></text:p>
                  </text:list-item>
                  <text:list-item>
                    <text:p><text:span text:style-name="T4">Logical minimize/optimisation</text:span></text:p>
                  </text:list-item>
                  <text:list-item>
                    <text:p><text:span text:style-name="T4">Used of intrinsic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><text:span text:style-name="T4">Loop transformation (unroll,split,fuse,parallelize)</text:span></text:p>
                  </text:list-item>
                  <text:list-item>
                    <text:p><text:span text:style-name="T4">Inlinning</text:span></text:p>
                  </text:list-item>
                  <text:list-item>
                    <text:p><text:span text:style-name="T4">DCE, CSE, classical optmisation...</text:span></text:p>
                  </text:list-item>
                  <text:list-item>
                    <text:p><text:span text:style-name="T4">Static memory allocation</text:span></text:p>
                  </text:list-item>
                  <text:list-item>
                    <text:p><text:span text:style-name="T4">High level transformation...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><text:span text:style-name="T4">Register allocation (peephole)</text:span></text:p>
                  </text:list-item>
                  <text:list-item>
                    <text:p><text:span text:style-name="T4">Code schedulling</text:span></text:p>
                  </text:list-item>
                  <text:list-item>
                    <text:p><text:span text:style-name="T4">Software pipeline</text:span></text:p>
                  </text:list-item>
                  <text:list-item>
                    <text:p><text:span text:style-name="T4">Low level transformation...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><text:span text:style-name="T4">Finalize compilation / AOT</text:span></text:p>
                  </text:list-item>
                  <text:list-item>
                    <text:p><text:span text:style-name="T4">LTO for static library</text:span></text:p>
                  </text:list-item>
                </text:list>
              </table:table-cell>
              <table:table-cell table:style-name="ce3">
                <text:list text:continue-numbering="true" text:style-name="L1">
                  <text:list-item>
                    <text:p><text:span text:style-name="T4">Finalize compilation / AOT</text:span></text:p>
                  </text:list-item>
                  <text:list-item>
                    <text:p><text:span text:style-name="T4">Évaluation / Selection of code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><text:span text:style-name="T4">LTO for dynamic library</text:span></text:p>
                    <text:p><text:span text:style-name="T4"/></text:p>
                  </text:list-item>
                </text:list>
              </table:table-cell>
              <table:table-cell>
                <text:p><text:span text:style-name="T4">- Dynamic Compilation</text:span></text:p>
                <text:p><text:span text:style-name="T4"><text:s text:c="3"/></text:span><text:span text:style-name="T4">JIT</text:span></text:p>
                <text:p><text:span text:style-name="T4"><text:s text:c="3"/></text:span><text:span text:style-name="T4">Compilette</text:span></text:p>
                <text:p><text:span text:style-name="T4"><text:s text:c="3"/></text:span><text:span text:style-name="T4">Code version selecti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6">Glossaire</text:p>
          </draw:text-box>
        </draw:frame>
        <draw:frame presentation:style-name="pr2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3">AOT : Ahead Of time</text:span></text:p>
              </text:list-item>
              <text:list-item>
                <text:p><text:span text:style-name="T3">CFG : Control Flow Graph</text:span></text:p>
              </text:list-item>
              <text:list-item>
                <text:p><text:span text:style-name="T3">DFG : Data Flow Graph</text:span></text:p>
              </text:list-item>
              <text:list-item>
                <text:p><text:span text:style-name="T3">CSE : Common Sub-expression Elimination</text:span></text:p>
              </text:list-item>
              <text:list-item>
                <text:p><text:span text:style-name="T3">DAG : Direct Acyclic Graph</text:span></text:p>
              </text:list-item>
              <text:list-item>
                <text:p><text:span text:style-name="T3">DCE : Dead Code Elimination</text:span></text:p>
              </text:list-item>
              <text:list-item>
                <text:p><text:span text:style-name="T3">JIT : Just In Time compilation</text:span></text:p>
              </text:list-item>
              <text:list-item>
                <text:p><text:span text:style-name="T3">LTO : Link Time Optimisation</text:span></text:p>
              </text:list-item>
              <text:list-item>
                <text:p><text:span text:style-name="T3">Code generator : assemblage de chunk de code natif + injection de valeur</text:span></text:p>
              </text:list-item>
              <text:list-item>
                <text:p><text:span text:style-name="T3">Code version selection : plusieurs versions du code existe, la sélection est au runtime</text:span></text:p>
              </text:list-item>
              <text:list-item>
                <text:p><text:span text:style-name="T3">Compilette : type de code générateur</text:span></text:p>
              </text:list-item>
              <text:list-item>
                <text:p><text:span text:style-name="T3">IR : internal representation, représentation interne d'un compilateur</text:span></text:p>
              </text:list-item>
              <text:list-item>
                <text:p><text:span text:style-name="T3">LLVM IR : IR LLVM sous forme textuelle (pseudo asm) ou mémoire (type C++).</text:span></text:p>
              </text:list-item>
              <text:list-item>
                <text:p><text:span text:style-name="T3">MCInstructions : représentation mémoire d'une instruction native instancié pour une architecture dans LLV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frame draw:style-name="standard" draw:layer="layout" svg:width="26.965cm" svg:height="19.044cm" svg:x="0.253cm" svg:y="1.708cm">
          <table:table table:template-name="default" table:use-first-row-styles="true" table:use-banding-rows-styles="true">
            <table:table-column table:style-name="co1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1"/>
            <table:table-column table:style-name="co12"/>
            <table:table-row table:style-name="ro9" table:default-cell-style-name="ce2">
              <table:table-cell table:style-name="ce1" table:number-rows-spanned="2">
                <text:p><text:span text:style-name="T2">Stage</text:span></text:p>
              </table:table-cell>
              <table:table-cell table:number-rows-spanned="2">
                <text:p text:style-name="P4"><text:span text:style-name="T3">Specification Time</text:span></text:p>
              </table:table-cell>
              <table:table-cell table:number-columns-spanned="3">
                <text:p text:style-name="P4"><text:span text:style-name="T3">Compile Time</text:span></text:p>
              </table:table-cell>
              <table:covered-table-cell table:style-name="ce3"/>
              <table:covered-table-cell/>
              <table:table-cell table:number-rows-spanned="2">
                <text:p><text:span text:style-name="T3">Package Time</text:span></text:p>
              </table:table-cell>
              <table:table-cell table:number-rows-spanned="2">
                <text:p><text:span text:style-name="T3">Execution Time</text:span></text:p>
              </table:table-cell>
            </table:table-row>
            <table:table-row table:style-name="ro9" table:default-cell-style-name="ce2">
              <table:covered-table-cell table:style-name="ce3"/>
              <table:covered-table-cell/>
              <table:table-cell table:style-name="ce4">
                <text:p text:style-name="P4"><text:span text:style-name="T4">High level</text:span></text:p>
              </table:table-cell>
              <table:table-cell table:style-name="ce4">
                <text:p><text:span text:style-name="T4">High Level</text:span></text:p>
              </table:table-cell>
              <table:table-cell table:style-name="ce5">
                <text:p text:style-name="P4"><text:span text:style-name="T4">Low level</text:span></text:p>
              </table:table-cell>
              <table:covered-table-cell/>
              <table:covered-table-cell table:style-name="ce6"/>
            </table:table-row>
            <table:table-row table:style-name="ro10" table:default-cell-style-name="ce1">
              <table:table-cell>
                <text:p><text:span text:style-name="T2">Input</text:span></text:p>
              </table:table-cell>
              <table:table-cell/>
              <table:table-cell>
                <text:p><text:span text:style-name="T7">C + macro</text:span></text:p>
              </table:table-cell>
              <table:table-cell table:style-name="ce3">
                <text:p>C</text:p>
              </table:table-cell>
              <table:table-cell>
                <text:p><text:span text:style-name="T7">Asm</text:span></text:p>
              </table:table-cell>
              <table:table-cell/>
              <table:table-cell/>
            </table:table-row>
            <table:table-row table:style-name="ro11" table:default-cell-style-name="ce4">
              <table:table-cell table:style-name="ce1">
                <text:p><text:span text:style-name="T2">Available Information</text:span></text:p>
              </table:table-cell>
              <table:table-cell/>
              <table:table-cell>
                <text:p><text:span text:style-name="T4">Tokens</text:span></text:p>
                <text:p><text:span text:style-name="T4">Ligne</text:span></text:p>
                <text:p><text:span text:style-name="T4">Colonne</text:span></text:p>
              </table:table-cell>
              <table:table-cell>
                <text:p><text:span text:style-name="T4">Tokens</text:span></text:p>
              </table:table-cell>
              <table:table-cell>
                <text:p><text:span text:style-name="T4">Tokens</text:span></text:p>
              </table:table-cell>
              <table:table-cell/>
              <table:table-cell/>
            </table:table-row>
            <table:table-row table:style-name="ro12" table:default-cell-style-name="ce4">
              <table:table-cell table:style-name="ce1">
                <text:p><text:span text:style-name="T2">Internal Representation</text:span></text:p>
              </table:table-cell>
              <table:table-cell/>
              <table:table-cell>
                <text:p><text:span text:style-name="T4">Liste de token</text:span></text:p>
              </table:table-cell>
              <table:table-cell>
                <text:p><text:span text:style-name="T4">Intermediate representation called :</text:span></text:p>
                <text:p><text:span text:style-name="T4">GENERIC</text:span></text:p>
                <text:p><text:span text:style-name="T4">GIMPLE</text:span></text:p>
              </table:table-cell>
              <table:table-cell>
                <text:p><text:span text:style-name="T4">AST</text:span></text:p>
              </table:table-cell>
              <table:table-cell/>
              <table:table-cell/>
            </table:table-row>
            <table:table-row table:style-name="ro13" table:default-cell-style-name="ce4">
              <table:table-cell table:style-name="ce1">
                <text:p><text:span text:style-name="T2">Analysis</text:span></text:p>
              </table:table-cell>
              <table:table-cell/>
              <table:table-cell>
                <text:p><text:span text:style-name="T4">Détection appel macro et arguments.</text:span></text:p>
              </table:table-cell>
              <table:table-cell>
                <text:p><text:span text:style-name="T4">Type check</text:span></text:p>
              </table:table-cell>
              <table:table-cell table:style-name="ce7"/>
              <table:table-cell/>
              <table:table-cell/>
            </table:table-row>
            <table:table-row table:style-name="ro14" table:default-cell-style-name="ce4">
              <table:table-cell table:style-name="ce1">
                <text:p><text:span text:style-name="T2">Transformation/</text:span></text:p>
                <text:p><text:span text:style-name="T2">Optimisation</text:span></text:p>
              </table:table-cell>
              <table:table-cell/>
              <table:table-cell>
                <text:p><text:span text:style-name="T4">Inclusion des fichiers</text:span></text:p>
                <text:p><text:span text:style-name="T4">Substitution macros/paramètres</text:span></text:p>
                <text:p><text:span text:style-name="T4">Suppression des lignes backslashés.</text:span></text:p>
                <text:p><text:span text:style-name="T4">Ajout de #line</text:span></text:p>
                <text:p><text:span text:style-name="T4"/></text:p>
              </table:table-cell>
              <table:table-cell>
                <text:p><text:span text:style-name="T4">SSA</text:span></text:p>
                <text:p><text:span text:style-name="T4">Optimisation classique (Constant folding, DCE, loop unroll etc..)</text:span></text:p>
              </table:table-cell>
              <table:table-cell>
                <text:p><text:span text:style-name="T4">Emission code natif</text:span></text:p>
              </table:table-cell>
              <table:table-cell/>
              <table:table-cell/>
            </table:table-row>
            <table:table-row table:style-name="ro15" table:default-cell-style-name="ce3">
              <table:table-cell table:style-name="ce1">
                <text:p><text:span text:style-name="T2">Output</text:span></text:p>
              </table:table-cell>
              <table:table-cell/>
              <table:table-cell>
                <text:p><text:span text:style-name="T7">C</text:span></text:p>
              </table:table-cell>
              <table:table-cell>
                <text:p>Asm</text:p>
              </table:table-cell>
              <table:table-cell>
                <text:p>.o (ELF, PE, COFF, MACHO)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5" draw:layer="layout" svg:width="1.912cm" svg:height="0.962cm" svg:x="1.2cm" svg:y="0.6cm">
          <draw:text-box>
            <text:p>GCC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frame draw:style-name="gr5" draw:text-style-name="P8" draw:layer="layout" svg:width="4.49cm" svg:height="0.962cm" svg:x="0.91cm" svg:y="0.4cm">
          <draw:text-box>
            <text:p><text:span text:style-name="T7">Clang + LLVM</text:span></text:p>
          </draw:text-box>
        </draw:frame>
        <draw:frame draw:style-name="standard" draw:layer="layout" svg:width="26.965cm" svg:height="19.044cm" svg:x="0.253cm" svg:y="1.708cm">
          <table:table table:template-name="default" table:use-first-row-styles="true" table:use-banding-rows-styles="true">
            <table:table-column table:style-name="co1"/>
            <table:table-column table:style-name="co13"/>
            <table:table-column table:style-name="co14"/>
            <table:table-column table:style-name="co14"/>
            <table:table-column table:style-name="co15"/>
            <table:table-column table:style-name="co16"/>
            <table:table-column table:style-name="co12"/>
            <table:table-row table:style-name="ro9" table:default-cell-style-name="ce2">
              <table:table-cell table:style-name="ce1" table:number-rows-spanned="2">
                <text:p><text:span text:style-name="T2">Stage</text:span></text:p>
              </table:table-cell>
              <table:table-cell table:number-rows-spanned="2">
                <text:p text:style-name="P4"><text:span text:style-name="T3">Specification Time</text:span></text:p>
              </table:table-cell>
              <table:table-cell table:number-columns-spanned="3">
                <text:p text:style-name="P4"><text:span text:style-name="T3">Compile Time</text:span></text:p>
              </table:table-cell>
              <table:covered-table-cell table:style-name="ce3"/>
              <table:covered-table-cell/>
              <table:table-cell table:number-rows-spanned="2">
                <text:p><text:span text:style-name="T3">Package Time</text:span></text:p>
              </table:table-cell>
              <table:table-cell table:number-rows-spanned="2">
                <text:p><text:span text:style-name="T3">Execution Time</text:span></text:p>
              </table:table-cell>
            </table:table-row>
            <table:table-row table:style-name="ro9" table:default-cell-style-name="ce2">
              <table:covered-table-cell table:style-name="ce3"/>
              <table:covered-table-cell/>
              <table:table-cell table:style-name="ce4">
                <text:p text:style-name="P4"><text:span text:style-name="T4">High level</text:span></text:p>
                <text:p text:style-name="P4"><text:span text:style-name="T3">CLANG</text:span></text:p>
              </table:table-cell>
              <table:table-cell table:style-name="ce4">
                <text:p><text:span text:style-name="T4">Low Level</text:span></text:p>
                <text:p><text:span text:style-name="T3">LLVM frontend</text:span></text:p>
              </table:table-cell>
              <table:table-cell table:style-name="ce5">
                <text:p text:style-name="P4"><text:span text:style-name="T4">Low level</text:span></text:p>
                <text:p text:style-name="P4"><text:span text:style-name="T3">LLVM backend</text:span></text:p>
              </table:table-cell>
              <table:covered-table-cell/>
              <table:covered-table-cell table:style-name="ce6"/>
            </table:table-row>
            <table:table-row table:style-name="ro10" table:default-cell-style-name="ce1">
              <table:table-cell>
                <text:p><text:span text:style-name="T2">Input</text:span></text:p>
              </table:table-cell>
              <table:table-cell/>
              <table:table-cell>
                <text:p><text:span text:style-name="T7">C + macro</text:span></text:p>
              </table:table-cell>
              <table:table-cell table:style-name="ce3">
                <text:p><text:span text:style-name="T7">LLVM IR</text:span></text:p>
              </table:table-cell>
              <table:table-cell>
                <text:p><text:span text:style-name="T7">ASM ou </text:span><text:span text:style-name="T3">MCInstructions</text:span></text:p>
              </table:table-cell>
              <table:table-cell/>
              <table:table-cell/>
            </table:table-row>
            <table:table-row table:style-name="ro11" table:default-cell-style-name="ce4">
              <table:table-cell table:style-name="ce1">
                <text:p><text:span text:style-name="T2">Available Information</text:span></text:p>
              </table:table-cell>
              <table:table-cell/>
              <table:table-cell>
                <text:p><text:span text:style-name="T4">Tokens</text:span></text:p>
                <text:p><text:span text:style-name="T4">Ligne</text:span></text:p>
                <text:p><text:span text:style-name="T4">Colonne</text:span></text:p>
              </table:table-cell>
              <table:table-cell>
                <text:p><text:span text:style-name="T4">IR du code C en mémoire ou fichier.</text:span></text:p>
                <text:p><text:span text:style-name="T4">Méta-information debug.</text:span></text:p>
              </table:table-cell>
              <table:table-cell>
                <text:p><text:span text:style-name="T4">Tokens pour ASM.</text:span></text:p>
              </table:table-cell>
              <table:table-cell/>
              <table:table-cell/>
            </table:table-row>
            <table:table-row table:style-name="ro12" table:default-cell-style-name="ce4">
              <table:table-cell table:style-name="ce1">
                <text:p><text:span text:style-name="T2">Internal Representation</text:span></text:p>
              </table:table-cell>
              <table:table-cell/>
              <table:table-cell>
                <text:p><text:span text:style-name="T4">Clang AST</text:span></text:p>
              </table:table-cell>
              <table:table-cell>
                <text:p><text:span text:style-name="T4">IR mémoire</text:span></text:p>
              </table:table-cell>
              <table:table-cell table:style-name="ce2">
                <text:p><text:span text:style-name="T3">MCInstructions</text:span></text:p>
              </table:table-cell>
              <table:table-cell table:number-columns-spanned="2"/>
              <table:covered-table-cell/>
            </table:table-row>
            <table:table-row table:style-name="ro13" table:default-cell-style-name="ce4">
              <table:table-cell table:style-name="ce1">
                <text:p><text:span text:style-name="T2">Analysis</text:span></text:p>
              </table:table-cell>
              <table:table-cell/>
              <table:table-cell>
                <text:p><text:span text:style-name="T4">Détection appel macro et arguments.</text:span></text:p>
                <text:p><text:span text:style-name="T4">Détection appel macro et arguments.</text:span></text:p>
                <text:p><text:span text:style-name="T4">Résolution macros.</text:span></text:p>
                <text:p><text:span text:style-name="T4">Type checking.</text:span></text:p>
                <text:p><text:span text:style-name="T4"/></text:p>
              </table:table-cell>
              <table:table-cell>
                <text:p><text:span text:style-name="T4">Type checking sur type registre integer, float, vecteur.</text:span></text:p>
                <text:p><text:span text:style-name="T4">Affectation des registres.</text:span></text:p>
              </table:table-cell>
              <table:table-cell table:style-name="ce7"/>
              <table:table-cell table:number-columns-spanned="2"/>
              <table:covered-table-cell/>
            </table:table-row>
            <table:table-row table:style-name="ro14" table:default-cell-style-name="ce4">
              <table:table-cell table:style-name="ce1">
                <text:p><text:span text:style-name="T2">Transformation/</text:span></text:p>
                <text:p><text:span text:style-name="T2">Optimisation</text:span></text:p>
              </table:table-cell>
              <table:table-cell/>
              <table:table-cell>
                <text:p><text:span text:style-name="T4">Inclusion des fichiers</text:span></text:p>
                <text:p><text:span text:style-name="T4">Substitution macros/paramètres</text:span></text:p>
                <text:p><text:span text:style-name="T4">Suppression des lignes backslashés.</text:span></text:p>
                <text:p><text:span text:style-name="T4">Ajout de #line.</text:span></text:p>
                <text:p><text:span text:style-name="T4"/></text:p>
              </table:table-cell>
              <table:table-cell table:style-name="ce3">
                <text:p><text:span text:style-name="T4">SSA</text:span></text:p>
                <text:p><text:span text:style-name="T4">Optimisation classique (Constant folding, DCE, loop unroll etc..)</text:span></text:p>
              </table:table-cell>
              <table:table-cell>
                <text:p><text:span text:style-name="T4">Emission code natif</text:span></text:p>
              </table:table-cell>
              <table:table-cell table:number-columns-spanned="2"/>
              <table:covered-table-cell/>
            </table:table-row>
            <table:table-row table:style-name="ro15" table:default-cell-style-name="ce3">
              <table:table-cell table:style-name="ce1">
                <text:p><text:span text:style-name="T2">Output</text:span></text:p>
              </table:table-cell>
              <table:table-cell/>
              <table:table-cell>
                <text:p><text:span text:style-name="T7">LLVM IR</text:span></text:p>
              </table:table-cell>
              <table:table-cell>
                <text:p><text:span text:style-name="T7">ASM ou </text:span><text:span text:style-name="T3">MCInstructions</text:span></text:p>
              </table:table-cell>
              <table:table-cell>
                <text:p><text:span text:style-name="T7">.o (ELF, PE, COFF, MACHO)</text:span></text:p>
              </table:table-cell>
              <table:table-cell table:number-columns-spanned="2"/>
              <table:covered-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frame draw:style-name="standard" draw:layer="layout" svg:width="26.965cm" svg:height="18.389cm" svg:x="0.253cm" svg:y="1.708cm">
          <table:table table:template-name="default" table:use-first-row-styles="true" table:use-banding-rows-styles="true">
            <table:table-column table:style-name="co1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9" table:default-cell-style-name="ce2">
              <table:table-cell table:style-name="ce1" table:number-rows-spanned="2">
                <text:p><text:span text:style-name="T2">Stage</text:span></text:p>
              </table:table-cell>
              <table:table-cell table:number-rows-spanned="2">
                <text:p text:style-name="P4"><text:span text:style-name="T3">Specification Time</text:span></text:p>
              </table:table-cell>
              <table:table-cell table:number-columns-spanned="2">
                <text:p text:style-name="P4"><text:span text:style-name="T3">Compile Time</text:span></text:p>
              </table:table-cell>
              <table:covered-table-cell/>
              <table:table-cell table:number-columns-spanned="2">
                <text:p><text:span text:style-name="T3">Package Time</text:span></text:p>
              </table:table-cell>
              <table:covered-table-cell table:style-name="ce3"/>
              <table:table-cell table:number-columns-spanned="2">
                <text:p><text:span text:style-name="T3">Execution Time</text:span></text:p>
              </table:table-cell>
              <table:covered-table-cell/>
            </table:table-row>
            <table:table-row table:style-name="ro9" table:default-cell-style-name="ce4">
              <table:covered-table-cell table:style-name="ce3"/>
              <table:covered-table-cell table:style-name="ce2"/>
              <table:table-cell>
                <text:p text:style-name="P4"><text:span text:style-name="T4">High level</text:span></text:p>
              </table:table-cell>
              <table:table-cell table:style-name="ce5">
                <text:p text:style-name="P4"><text:span text:style-name="T4">Low level</text:span></text:p>
              </table:table-cell>
              <table:table-cell>
                <text:p><text:span text:style-name="T4">Package</text:span></text:p>
              </table:table-cell>
              <table:table-cell>
                <text:p><text:span text:style-name="T4">Deploy/Install</text:span></text:p>
              </table:table-cell>
              <table:table-cell table:style-name="ce6">
                <text:p><text:span text:style-name="T5">File</text:span></text:p>
                <text:p><text:span text:style-name="T5">CLASSLOADER</text:span></text:p>
              </table:table-cell>
              <table:table-cell>
                <text:p><text:span text:style-name="T4">Memory</text:span></text:p>
                <text:p><text:span text:style-name="T4">JVM</text:span></text:p>
              </table:table-cell>
            </table:table-row>
            <table:table-row table:style-name="ro16" table:default-cell-style-name="ce1">
              <table:table-cell>
                <text:p><text:span text:style-name="T2">Input</text:span></text:p>
              </table:table-cell>
              <table:table-cell/>
              <table:table-cell>
                <text:p><text:span text:style-name="T7">JAVA</text:span></text:p>
              </table:table-cell>
              <table:table-cell/>
              <table:table-cell table:style-name="ce4">
                <text:p><text:span text:style-name="T4">.CLASS + XML Files</text:span></text:p>
              </table:table-cell>
              <table:table-cell table:style-name="ce4">
                <text:p><text:span text:style-name="T4">.CLASS, .JAR, .EAR, .WAR</text:span></text:p>
              </table:table-cell>
              <table:table-cell table:style-name="ce4">
                <text:p><text:span text:style-name="T4">.CLASS</text:span></text:p>
              </table:table-cell>
              <table:table-cell table:style-name="ce4">
                <text:p><text:span text:style-name="T4">bytecode</text:span></text:p>
              </table:table-cell>
            </table:table-row>
            <table:table-row table:style-name="ro11" table:default-cell-style-name="ce4">
              <table:table-cell table:style-name="ce1">
                <text:p><text:span text:style-name="T2">Available Information</text:span></text:p>
              </table:table-cell>
              <table:table-cell/>
              <table:table-cell>
                <text:p><text:span text:style-name="T4">Tokens</text:span></text:p>
                <text:p><text:span text:style-name="T4">Ligne</text:span></text:p>
                <text:p><text:span text:style-name="T4">Colonne</text:span></text:p>
              </table:table-cell>
              <table:table-cell/>
              <table:table-cell>
                <text:p><text:span text:style-name="T4">Configuration logicielle des differentes classes ou composant java utilisé dans des fichiers de MetaInfo externe (XML)</text:span></text:p>
              </table:table-cell>
              <table:table-cell>
                <text:p><text:span text:style-name="T4">Configuration matériel et logicielle de la cible.</text:span></text:p>
              </table:table-cell>
              <table:table-cell>
                <text:p><text:span text:style-name="T4">Classes dependency</text:span></text:p>
              </table:table-cell>
              <table:table-cell/>
            </table:table-row>
            <table:table-row table:style-name="ro12" table:default-cell-style-name="ce4">
              <table:table-cell table:style-name="ce1">
                <text:p><text:span text:style-name="T2">Internal Representation</text:span></text:p>
              </table:table-cell>
              <table:table-cell/>
              <table:table-cell>
                <text:p><text:span text:style-name="T4">Java AST</text:span></text:p>
              </table:table-cell>
              <table:table-cell/>
              <table:table-cell>
                <text:p><text:span text:style-name="T7">XML</text:span></text:p>
              </table:table-cell>
              <table:table-cell table:style-name="ce3">
                <text:p>XML</text:p>
              </table:table-cell>
              <table:table-cell>
                <text:p><text:span text:style-name="T7">CLASS FILE</text:span></text:p>
              </table:table-cell>
              <table:table-cell/>
            </table:table-row>
            <table:table-row table:style-name="ro13" table:default-cell-style-name="ce4">
              <table:table-cell table:style-name="ce1">
                <text:p><text:span text:style-name="T2">Analysis</text:span></text:p>
              </table:table-cell>
              <table:table-cell/>
              <table:table-cell>
                <text:p><text:span text:style-name="T4">Import des modules.</text:span></text:p>
                <text:p><text:span text:style-name="T4">Type checking.</text:span></text:p>
              </table:table-cell>
              <table:table-cell table:style-name="ce7"/>
              <table:table-cell>
                <text:p><text:span text:style-name="T4">SAX ou DOM</text:span></text:p>
                <text:p><text:span text:style-name="T4">Package dependency</text:span></text:p>
                <text:p><text:span text:style-name="T4">Classes dependency</text:span></text:p>
              </table:table-cell>
              <table:table-cell table:style-name="ce3">
                <text:list text:style-name="L1">
                  <text:list-item>
                    <text:p><text:span text:style-name="T4">SAX ou DOM</text:span></text:p>
                  </text:list-item>
                  <text:list-item>
                    <text:p><text:span text:style-name="T4">Package dependency</text:span></text:p>
                  </text:list-item>
                  <text:list-item>
                    <text:p><text:span text:style-name="T4">Classes dependency</text:span></text:p>
                  </text:list-item>
                </text:list>
              </table:table-cell>
              <table:table-cell>
                <text:p><text:span text:style-name="T4">Index</text:span></text:p>
                <text:p><text:span text:style-name="T4">String pool</text:span></text:p>
                <text:p><text:span text:style-name="T4">Constant pool</text:span></text:p>
                <text:p><text:span text:style-name="T4">Mangling</text:span></text:p>
                <text:p><text:span text:style-name="T4">Objects</text:span></text:p>
                <text:p><text:span text:style-name="T4">Methods</text:span></text:p>
              </table:table-cell>
              <table:table-cell/>
            </table:table-row>
            <table:table-row table:style-name="ro14" table:default-cell-style-name="ce4">
              <table:table-cell table:style-name="ce1">
                <text:p><text:span text:style-name="T2">Transformation/</text:span></text:p>
                <text:p><text:span text:style-name="T2">Optimisation</text:span></text:p>
              </table:table-cell>
              <table:table-cell/>
              <table:table-cell>
                <text:p><text:span text:style-name="T4">SSA</text:span></text:p>
                <text:p><text:span text:style-name="T4">Optimisation classique (Constant folding, DCE, loop unroll etc..)</text:span></text:p>
              </table:table-cell>
              <table:table-cell/>
              <table:table-cell>
                <text:p><text:span text:style-name="T4">Créer fichier paquetage/composant</text:span></text:p>
              </table:table-cell>
              <table:table-cell table:style-name="ce3">
                <text:p>AOT</text:p>
              </table:table-cell>
              <table:table-cell>
                <text:p><text:span text:style-name="T4">Chargement des dépendances a froid</text:span></text:p>
              </table:table-cell>
              <table:table-cell>
                <text:p><text:span text:style-name="T4">Interprétation ou JIT.</text:span></text:p>
                <text:p><text:span text:style-name="T4">Chargement des dépendances a chaud</text:span></text:p>
              </table:table-cell>
            </table:table-row>
            <table:table-row table:style-name="ro15" table:default-cell-style-name="ce3">
              <table:table-cell table:style-name="ce1">
                <text:p><text:span text:style-name="T2">Output</text:span></text:p>
              </table:table-cell>
              <table:table-cell/>
              <table:table-cell>
                <text:p><text:span text:style-name="T7">.CLASS</text:span></text:p>
              </table:table-cell>
              <table:table-cell/>
              <table:table-cell table:style-name="ce4">
                <text:p><text:span text:style-name="T4">.CLASS,.JAR, .WAR,.EAR</text:span></text:p>
              </table:table-cell>
              <table:table-cell table:style-name="ce4">
                <text:p><text:span text:style-name="T4">.CLASS, .JAR,.WAR.EAR</text:span></text:p>
              </table:table-cell>
              <table:table-cell table:style-name="ce4">
                <text:p><text:span text:style-name="T4">bytecode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frame draw:style-name="gr5" draw:layer="layout" svg:width="1.84cm" svg:height="0.962cm" svg:x="0.96cm" svg:y="0.4cm">
          <draw:text-box>
            <text:p>Java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frame draw:style-name="standard" draw:layer="layout" svg:width="26.965cm" svg:height="18.713cm" svg:x="0.253cm" svg:y="1.708cm">
          <table:table table:template-name="default" table:use-first-row-styles="true" table:use-banding-rows-styles="true">
            <table:table-column table:style-name="co1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9" table:default-cell-style-name="ce2">
              <table:table-cell table:style-name="ce1" table:number-rows-spanned="2">
                <text:p><text:span text:style-name="T2">Stage</text:span></text:p>
              </table:table-cell>
              <table:table-cell table:number-rows-spanned="2">
                <text:p text:style-name="P4"><text:span text:style-name="T3">Specification Time</text:span></text:p>
              </table:table-cell>
              <table:table-cell table:number-columns-spanned="2">
                <text:p text:style-name="P4"><text:span text:style-name="T3">Compile Time</text:span></text:p>
              </table:table-cell>
              <table:covered-table-cell/>
              <table:table-cell table:number-columns-spanned="2">
                <text:p><text:span text:style-name="T3">Package Time</text:span></text:p>
              </table:table-cell>
              <table:covered-table-cell table:style-name="ce3"/>
              <table:table-cell table:number-columns-spanned="2">
                <text:p><text:span text:style-name="T3">Execution Time</text:span></text:p>
              </table:table-cell>
              <table:covered-table-cell/>
            </table:table-row>
            <table:table-row table:style-name="ro9" table:default-cell-style-name="ce4">
              <table:covered-table-cell table:style-name="ce3"/>
              <table:covered-table-cell table:style-name="ce2"/>
              <table:table-cell>
                <text:p text:style-name="P4"><text:span text:style-name="T4">High level</text:span></text:p>
              </table:table-cell>
              <table:table-cell table:style-name="ce5">
                <text:p text:style-name="P4"><text:span text:style-name="T4">Low level</text:span></text:p>
              </table:table-cell>
              <table:table-cell>
                <text:p><text:span text:style-name="T4">Package</text:span></text:p>
              </table:table-cell>
              <table:table-cell>
                <text:p><text:span text:style-name="T4">Deploy/Install</text:span></text:p>
              </table:table-cell>
              <table:table-cell table:style-name="ce6">
                <text:p><text:span text:style-name="T5">File :</text:span></text:p>
                <text:p><text:span text:style-name="T5">Assembly manager de la CLR</text:span></text:p>
              </table:table-cell>
              <table:table-cell>
                <text:p><text:span text:style-name="T4">Memory :</text:span></text:p>
                <text:p><text:span text:style-name="T4">CLR</text:span></text:p>
              </table:table-cell>
            </table:table-row>
            <table:table-row table:style-name="ro16" table:default-cell-style-name="ce1">
              <table:table-cell>
                <text:p><text:span text:style-name="T2">Input</text:span></text:p>
              </table:table-cell>
              <table:table-cell/>
              <table:table-cell>
                <text:p><text:span text:style-name="T7">C#</text:span></text:p>
              </table:table-cell>
              <table:table-cell/>
              <table:table-cell table:style-name="ce4">
                <text:p><text:span text:style-name="T4">.DLL + Manifest</text:span></text:p>
              </table:table-cell>
              <table:table-cell table:style-name="ce4">
                <text:p><text:span text:style-name="T4">.MSI</text:span></text:p>
              </table:table-cell>
              <table:table-cell table:style-name="ce4">
                <text:p><text:span text:style-name="T4">.DLL</text:span></text:p>
              </table:table-cell>
              <table:table-cell table:style-name="ce4">
                <text:p><text:span text:style-name="T4">bytecode</text:span></text:p>
              </table:table-cell>
            </table:table-row>
            <table:table-row table:style-name="ro11" table:default-cell-style-name="ce4">
              <table:table-cell table:style-name="ce1">
                <text:p><text:span text:style-name="T2">Available Information</text:span></text:p>
              </table:table-cell>
              <table:table-cell/>
              <table:table-cell>
                <text:p><text:span text:style-name="T4">Tokens</text:span></text:p>
                <text:p><text:span text:style-name="T4">Ligne</text:span></text:p>
                <text:p><text:span text:style-name="T4">Colonne</text:span></text:p>
              </table:table-cell>
              <table:table-cell/>
              <table:table-cell>
                <text:p><text:span text:style-name="T4">Configuration logicielle des differents composant utilisé dans des fichiers manifest et directement par réflexivité de l'assembly/DLL</text:span></text:p>
              </table:table-cell>
              <table:table-cell>
                <text:p><text:span text:style-name="T4">Configuration matériel et logicielle de la cible.</text:span></text:p>
              </table:table-cell>
              <table:table-cell>
                <text:p><text:span text:style-name="T4">Classes dependency</text:span></text:p>
              </table:table-cell>
              <table:table-cell/>
            </table:table-row>
            <table:table-row table:style-name="ro12" table:default-cell-style-name="ce4">
              <table:table-cell table:style-name="ce1">
                <text:p><text:span text:style-name="T2">Internal Representation</text:span></text:p>
              </table:table-cell>
              <table:table-cell/>
              <table:table-cell>
                <text:p><text:span text:style-name="T4">C# AST</text:span></text:p>
              </table:table-cell>
              <table:table-cell/>
              <table:table-cell>
                <text:p><text:span text:style-name="T7">Manifest + DLLs</text:span></text:p>
              </table:table-cell>
              <table:table-cell table:style-name="ce3">
                <text:p>Manifest + DLLs</text:p>
              </table:table-cell>
              <table:table-cell>
                <text:p><text:span text:style-name="T7">.EXE</text:span></text:p>
              </table:table-cell>
              <table:table-cell/>
            </table:table-row>
            <table:table-row table:style-name="ro13" table:default-cell-style-name="ce4">
              <table:table-cell table:style-name="ce1">
                <text:p><text:span text:style-name="T2">Analysis</text:span></text:p>
              </table:table-cell>
              <table:table-cell/>
              <table:table-cell>
                <text:p><text:span text:style-name="T4">Import des assembly.</text:span></text:p>
                <text:p><text:span text:style-name="T4">Type checking.</text:span></text:p>
              </table:table-cell>
              <table:table-cell table:style-name="ce7"/>
              <table:table-cell>
                <text:p><text:span text:style-name="T4">CLR</text:span></text:p>
                <text:p><text:span text:style-name="T4">Package dependency</text:span></text:p>
                <text:p><text:span text:style-name="T4">Assembly dependency</text:span></text:p>
              </table:table-cell>
              <table:table-cell table:style-name="ce3">
                <text:list text:style-name="L1">
                  <text:list-item>
                    <text:p><text:span text:style-name="T4">CLR</text:span></text:p>
                  </text:list-item>
                  <text:list-item>
                    <text:p><text:span text:style-name="T4">Package dependency</text:span></text:p>
                  </text:list-item>
                  <text:list-item>
                    <text:p><text:span text:style-name="T4">Classes dependency</text:span></text:p>
                  </text:list-item>
                </text:list>
              </table:table-cell>
              <table:table-cell>
                <text:p><text:span text:style-name="T4">Index</text:span></text:p>
                <text:p><text:span text:style-name="T4">String pool</text:span></text:p>
                <text:p><text:span text:style-name="T4">Constant pool</text:span></text:p>
                <text:p><text:span text:style-name="T4">Mangling</text:span></text:p>
                <text:p><text:span text:style-name="T4">Objects</text:span></text:p>
                <text:p><text:span text:style-name="T4">Methods</text:span></text:p>
              </table:table-cell>
              <table:table-cell/>
            </table:table-row>
            <table:table-row table:style-name="ro14" table:default-cell-style-name="ce4">
              <table:table-cell table:style-name="ce1">
                <text:p><text:span text:style-name="T2">Transformation/</text:span></text:p>
                <text:p><text:span text:style-name="T2">Optimisation</text:span></text:p>
              </table:table-cell>
              <table:table-cell/>
              <table:table-cell>
                <text:p><text:span text:style-name="T4">SSA</text:span></text:p>
                <text:p><text:span text:style-name="T4">Optimisation classique (Constant folding, DCE, loop unroll etc..)</text:span></text:p>
              </table:table-cell>
              <table:table-cell/>
              <table:table-cell>
                <text:p><text:span text:style-name="T4">Créer fichier paquetage/composant</text:span></text:p>
              </table:table-cell>
              <table:table-cell table:style-name="ce3">
                <text:p>AOT</text:p>
              </table:table-cell>
              <table:table-cell>
                <text:p><text:span text:style-name="T4">Chargement des dépendances a froid</text:span></text:p>
              </table:table-cell>
              <table:table-cell>
                <text:p><text:span text:style-name="T4">Interprétation ou JIT.</text:span></text:p>
                <text:p><text:span text:style-name="T4">Chargement des dépendances a chaud</text:span></text:p>
              </table:table-cell>
            </table:table-row>
            <table:table-row table:style-name="ro15" table:default-cell-style-name="ce3">
              <table:table-cell table:style-name="ce1">
                <text:p><text:span text:style-name="T2">Output</text:span></text:p>
              </table:table-cell>
              <table:table-cell/>
              <table:table-cell>
                <text:p><text:span text:style-name="T7">.DLL contenant du code MSIL</text:span></text:p>
                <text:p><text:span text:style-name="T7">+ manifest</text:span></text:p>
              </table:table-cell>
              <table:table-cell/>
              <table:table-cell table:style-name="ce4">
                <text:p><text:span text:style-name="T4">.MSI</text:span></text:p>
              </table:table-cell>
              <table:table-cell table:style-name="ce4">
                <text:p><text:span text:style-name="T4">.DLLs, .EXE</text:span></text:p>
              </table:table-cell>
              <table:table-cell table:style-name="ce4">
                <text:p><text:span text:style-name="T4">bytecode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frame draw:style-name="gr5" draw:layer="layout" svg:width="2.923cm" svg:height="0.962cm" svg:x="0.96cm" svg:y="0.4cm">
          <draw:text-box>
            <text:p>.NET C#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draw:frame draw:style-name="standard" draw:layer="layout" svg:width="26.965cm" svg:height="18.691cm" svg:x="0.253cm" svg:y="1.708cm">
          <table:table table:template-name="default" table:use-first-row-styles="true" table:use-banding-rows-styles="true">
            <table:table-column table:style-name="co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6"/>
            <table:table-column table:style-name="co7"/>
            <table:table-row table:style-name="ro9" table:default-cell-style-name="ce2">
              <table:table-cell table:style-name="ce1" table:number-rows-spanned="2">
                <text:p><text:span text:style-name="T2">Stage</text:span></text:p>
              </table:table-cell>
              <table:table-cell table:number-rows-spanned="2">
                <text:p text:style-name="P4"><text:span text:style-name="T3">Specification Time</text:span></text:p>
              </table:table-cell>
              <table:table-cell table:number-columns-spanned="2">
                <text:p text:style-name="P4"><text:span text:style-name="T3">Compile Time</text:span></text:p>
              </table:table-cell>
              <table:covered-table-cell/>
              <table:table-cell table:number-rows-spanned="2">
                <text:p><text:span text:style-name="T3">Package Time</text:span></text:p>
              </table:table-cell>
              <table:table-cell table:number-columns-spanned="2">
                <text:p><text:span text:style-name="T3">Execution Time</text:span></text:p>
              </table:table-cell>
              <table:covered-table-cell/>
            </table:table-row>
            <table:table-row table:style-name="ro9" table:default-cell-style-name="ce2">
              <table:covered-table-cell table:style-name="ce3"/>
              <table:covered-table-cell/>
              <table:table-cell table:style-name="ce4">
                <text:p text:style-name="P4"><text:span text:style-name="T4">High level</text:span></text:p>
              </table:table-cell>
              <table:table-cell table:style-name="ce5">
                <text:p text:style-name="P4"><text:span text:style-name="T4">Low level</text:span></text:p>
              </table:table-cell>
              <table:covered-table-cell/>
              <table:table-cell table:style-name="ce6">
                <text:p><text:span text:style-name="T5">File</text:span></text:p>
              </table:table-cell>
              <table:table-cell table:style-name="ce4">
                <text:p><text:span text:style-name="T4">Memory</text:span></text:p>
              </table:table-cell>
            </table:table-row>
            <table:table-row table:style-name="ro10" table:default-cell-style-name="ce1">
              <table:table-cell>
                <text:p><text:span text:style-name="T2">Input</text:span></text:p>
              </table:table-cell>
              <table:table-cell table:style-name="ce2">
                <text:p><text:span text:style-name="T3">SPL + runtime feedback (linear transform spec + size)</text:span></text:p>
              </table:table-cell>
              <table:table-cell table:style-name="ce2">
                <text:p><text:span text:style-name="T3">C + directive for <text:s/>adding measurement routines</text:span></text:p>
              </table:table-cell>
              <table:table-cell/>
              <table:table-cell/>
              <table:table-cell/>
              <table:table-cell table:style-name="ce2"/>
            </table:table-row>
            <table:table-row table:style-name="ro11" table:default-cell-style-name="ce4">
              <table:table-cell table:style-name="ce1">
                <text:p><text:span text:style-name="T2">Available Information</text:span></text:p>
              </table:table-cell>
              <table:table-cell>
                <text:p><text:span text:style-name="T4">Domaine de définition des formules de DSP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2" table:default-cell-style-name="ce4">
              <table:table-cell table:style-name="ce1">
                <text:p><text:span text:style-name="T2">Internal Representation</text:span></text:p>
              </table:table-cell>
              <table:table-cell>
                <text:p><text:span text:style-name="T4">Formules de DSP en SPL sous forme de chaînage d’opération DCT, DFT et autre algos de traitement du signal 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ce4">
              <table:table-cell table:style-name="ce1">
                <text:p><text:span text:style-name="T2">Analysis</text:span></text:p>
              </table:table-cell>
              <table:table-cell>
                <text:p><text:span text:style-name="T4">Choix des algorithmes</text:span></text:p>
                <text:p><text:span text:style-name="T4">Restructuration des algorithmes </text:span></text:p>
              </table:table-cell>
              <table:table-cell/>
              <table:table-cell table:style-name="ce7"/>
              <table:table-cell/>
              <table:table-cell/>
              <table:table-cell>
                <text:p><text:span text:style-name="T4">Runtime feedbacks for SPL optimisation</text:span></text:p>
              </table:table-cell>
            </table:table-row>
            <table:table-row table:style-name="ro14" table:default-cell-style-name="ce4">
              <table:table-cell table:style-name="ce1">
                <text:p><text:span text:style-name="T2">Transformation/</text:span></text:p>
                <text:p><text:span text:style-name="T2">Optimisation</text:span></text:p>
              </table:table-cell>
              <table:table-cell>
                <text:p><text:span text:style-name="T4">Formule optimisation </text:span></text:p>
                <text:p><text:span text:style-name="T4">Loop optimization</text:span></text:p>
                <text:p><text:span text:style-name="T4">SIMD vectorization</text:span></text:p>
              </table:table-cell>
              <table:table-cell>
                <text:p><text:span text:style-name="T4">Add measurement routine</text:span></text:p>
              </table:table-cell>
              <table:table-cell/>
              <table:table-cell/>
              <table:table-cell/>
              <table:table-cell/>
            </table:table-row>
            <table:table-row table:style-name="ro15" table:default-cell-style-name="ce3">
              <table:table-cell table:style-name="ce1">
                <text:p><text:span text:style-name="T2">Output</text:span></text:p>
              </table:table-cell>
              <table:table-cell>
                <text:p>C <text:span text:style-name="T3">+ measurement routines</text:span></text:p>
              </table:table-cell>
              <table:table-cell table:style-name="ce1">
                <text:p><text:span text:style-name="T2">C code including measurement routines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5" draw:layer="layout" svg:width="2.758cm" svg:height="0.962cm" svg:x="1.2cm" svg:y="0.8cm">
          <draw:text-box>
            <text:p>SPIRAL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0">
        <draw:frame draw:style-name="standard" draw:layer="layout" svg:width="26.965cm" svg:height="18.691cm" svg:x="0.253cm" svg:y="1.708cm">
          <table:table table:template-name="default" table:use-first-row-styles="true" table:use-banding-rows-styles="true">
            <table:table-column table:style-name="co1"/>
            <table:table-column table:style-name="co11"/>
            <table:table-column table:style-name="co11"/>
            <table:table-column table:style-name="co24"/>
            <table:table-column table:style-name="co25"/>
            <table:table-column table:style-name="co26"/>
            <table:table-column table:style-name="co27"/>
            <table:table-row table:style-name="ro9" table:default-cell-style-name="ce2">
              <table:table-cell table:style-name="ce1" table:number-rows-spanned="2">
                <text:p><text:span text:style-name="T2">Stage</text:span></text:p>
              </table:table-cell>
              <table:table-cell table:number-rows-spanned="2">
                <text:p text:style-name="P4"><text:span text:style-name="T3">Specification Time</text:span></text:p>
              </table:table-cell>
              <table:table-cell table:number-columns-spanned="2">
                <text:p text:style-name="P4"><text:span text:style-name="T3">Compile Time</text:span></text:p>
              </table:table-cell>
              <table:covered-table-cell/>
              <table:table-cell table:number-rows-spanned="2">
                <text:p><text:span text:style-name="T3">Package Time</text:span></text:p>
              </table:table-cell>
              <table:table-cell table:number-columns-spanned="2">
                <text:p><text:span text:style-name="T3">Execution Time</text:span></text:p>
              </table:table-cell>
              <table:covered-table-cell/>
            </table:table-row>
            <table:table-row table:style-name="ro9" table:default-cell-style-name="ce2">
              <table:covered-table-cell table:style-name="ce3"/>
              <table:covered-table-cell/>
              <table:table-cell table:style-name="ce4">
                <text:p text:style-name="P4"><text:span text:style-name="T4">High level</text:span></text:p>
              </table:table-cell>
              <table:table-cell table:style-name="ce5">
                <text:p text:style-name="P4"><text:span text:style-name="T4">High level</text:span></text:p>
              </table:table-cell>
              <table:covered-table-cell/>
              <table:table-cell table:style-name="ce6">
                <text:p><text:span text:style-name="T5">File</text:span></text:p>
              </table:table-cell>
              <table:table-cell table:style-name="ce4">
                <text:p><text:span text:style-name="T4">Memory</text:span></text:p>
              </table:table-cell>
            </table:table-row>
            <table:table-row table:style-name="ro10" table:default-cell-style-name="ce1">
              <table:table-cell>
                <text:p><text:span text:style-name="T2">Input</text:span></text:p>
              </table:table-cell>
              <table:table-cell/>
              <table:table-cell>
                <text:p><text:span text:style-name="T7">OCaml</text:span></text:p>
              </table:table-cell>
              <table:table-cell>
                <text:p><text:span text:style-name="T7">C</text:span></text:p>
              </table:table-cell>
              <table:table-cell/>
              <table:table-cell/>
              <table:table-cell table:style-name="ce2"/>
            </table:table-row>
            <table:table-row table:style-name="ro11" table:default-cell-style-name="ce4">
              <table:table-cell table:style-name="ce1">
                <text:p><text:span text:style-name="T2">Available Information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2" table:default-cell-style-name="ce4">
              <table:table-cell table:style-name="ce1">
                <text:p><text:span text:style-name="T2">Internal Representation</text:span></text:p>
              </table:table-cell>
              <table:table-cell/>
              <table:table-cell>
                <text:p><text:span text:style-name="T4">Algorithme de la FFTW en pseudo AST C afin d'être manipulé par le caml</text:span></text:p>
              </table:table-cell>
              <table:table-cell/>
              <table:table-cell/>
              <table:table-cell/>
              <table:table-cell/>
            </table:table-row>
            <table:table-row table:style-name="ro13" table:default-cell-style-name="ce4">
              <table:table-cell table:style-name="ce1">
                <text:p><text:span text:style-name="T2">Analysis</text:span></text:p>
              </table:table-cell>
              <table:table-cell/>
              <table:table-cell/>
              <table:table-cell table:style-name="ce7"/>
              <table:table-cell/>
              <table:table-cell/>
              <table:table-cell/>
            </table:table-row>
            <table:table-row table:style-name="ro14" table:default-cell-style-name="ce4">
              <table:table-cell table:style-name="ce1">
                <text:p><text:span text:style-name="T2">Transformation/</text:span></text:p>
                <text:p><text:span text:style-name="T2">Optimisation</text:span></text:p>
              </table:table-cell>
              <table:table-cell/>
              <table:table-cell>
                <text:p><text:span text:style-name="T4">Génération des codelets pour toutes les tailles remarquables.</text:span></text:p>
                <text:p><text:span text:style-name="T4">Génération des planners.</text:span></text:p>
              </table:table-cell>
              <table:table-cell/>
              <table:table-cell/>
              <table:table-cell/>
              <table:table-cell>
                <text:p><text:span text:style-name="T4">Code scheduling : Planner Selection</text:span></text:p>
              </table:table-cell>
            </table:table-row>
            <table:table-row table:style-name="ro15" table:default-cell-style-name="ce3">
              <table:table-cell table:style-name="ce1">
                <text:p><text:span text:style-name="T2">Output</text:span></text:p>
              </table:table-cell>
              <table:table-cell/>
              <table:table-cell>
                <text:p><text:span text:style-name="T7">C</text:span></text:p>
              </table:table-cell>
              <table:table-cell>
                <text:p><text:span text:style-name="T7">Asm</text:span></text:p>
              </table:table-cell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5" draw:layer="layout" svg:width="2.272cm" svg:height="0.962cm" svg:x="0.728cm" svg:y="0.438cm">
          <draw:text-box>
            <text:p>FFTW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0">
        <draw:frame draw:style-name="standard" draw:layer="layout" svg:width="26.965cm" svg:height="16.291cm" svg:x="0.253cm" svg:y="1.708cm">
          <table:table table:template-name="default" table:use-first-row-styles="true" table:use-banding-rows-styles="true">
            <table:table-column table:style-name="co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6"/>
            <table:table-column table:style-name="co7"/>
            <table:table-row table:style-name="ro17" table:default-cell-style-name="ce2">
              <table:table-cell table:style-name="ce1" table:number-rows-spanned="2">
                <text:p><text:span text:style-name="T2">Stage</text:span></text:p>
              </table:table-cell>
              <table:table-cell table:number-rows-spanned="2">
                <text:p text:style-name="P4"><text:span text:style-name="T3">Specification Time</text:span></text:p>
              </table:table-cell>
              <table:table-cell table:number-columns-spanned="2">
                <text:p text:style-name="P4"><text:span text:style-name="T3">Compile Time</text:span></text:p>
              </table:table-cell>
              <table:covered-table-cell/>
              <table:table-cell table:number-rows-spanned="2">
                <text:p><text:span text:style-name="T3">Package Time</text:span></text:p>
              </table:table-cell>
              <table:table-cell table:number-columns-spanned="2">
                <text:p><text:span text:style-name="T3">Execution Time</text:span></text:p>
              </table:table-cell>
              <table:covered-table-cell/>
            </table:table-row>
            <table:table-row table:style-name="ro18" table:default-cell-style-name="ce2">
              <table:covered-table-cell table:style-name="ce3"/>
              <table:covered-table-cell/>
              <table:table-cell table:style-name="ce4">
                <text:p text:style-name="P4"><text:span text:style-name="T4">High level</text:span></text:p>
              </table:table-cell>
              <table:table-cell table:style-name="ce5">
                <text:p text:style-name="P4"><text:span text:style-name="T4">High level</text:span></text:p>
              </table:table-cell>
              <table:covered-table-cell/>
              <table:table-cell table:style-name="ce6">
                <text:p><text:span text:style-name="T5">File</text:span></text:p>
              </table:table-cell>
              <table:table-cell table:style-name="ce4">
                <text:p><text:span text:style-name="T4">Memory</text:span></text:p>
              </table:table-cell>
            </table:table-row>
            <table:table-row table:style-name="ro19" table:default-cell-style-name="ce1">
              <table:table-cell>
                <text:p><text:span text:style-name="T2">Input</text:span></text:p>
              </table:table-cell>
              <table:table-cell/>
              <table:table-cell table:style-name="ce2">
                <text:p><text:span text:style-name="T3">C + Chunk of native instruction</text:span></text:p>
              </table:table-cell>
              <table:table-cell table:style-name="ce2">
                <text:p><text:span text:style-name="T3">C + macro</text:span></text:p>
              </table:table-cell>
              <table:table-cell/>
              <table:table-cell/>
              <table:table-cell table:style-name="ce2"/>
            </table:table-row>
            <table:table-row table:style-name="ro20" table:default-cell-style-name="ce4">
              <table:table-cell table:style-name="ce1">
                <text:p><text:span text:style-name="T2">Available Information</text:span></text:p>
              </table:table-cell>
              <table:table-cell/>
              <table:table-cell>
                <text:p><text:span text:style-name="T4">Variable destiné à être substitué</text:span></text:p>
              </table:table-cell>
              <table:table-cell/>
              <table:table-cell/>
              <table:table-cell/>
              <table:table-cell>
                <text:p><text:span text:style-name="T4">Injection des constantes par code generateur</text:span></text:p>
              </table:table-cell>
            </table:table-row>
            <table:table-row table:style-name="ro21" table:default-cell-style-name="ce4">
              <table:table-cell table:style-name="ce1">
                <text:p><text:span text:style-name="T2">Internal Representation</text:span></text:p>
              </table:table-cell>
              <table:table-cell/>
              <table:table-cell>
                <text:list text:style-name="L1">
                  <text:list-item>
                    <text:p><text:span text:style-name="T4">Statement #code donne accès à l'ISA d'une architecture.</text:span></text:p>
                  </text:list-item>
                  <text:list-item>
                    <text:p><text:span text:style-name="T4"><text:s/></text:span><text:span text:style-name="T4">Extraction de chaque instruction. </text:span></text:p>
                  </text:list-item>
                  <text:list-item>
                    <text:p><text:span text:style-name="T4">Décodage.</text:span></text:p>
                  </text:list-item>
                </text:list>
              </table:table-cell>
              <table:table-cell/>
              <table:table-cell/>
              <table:table-cell/>
              <table:table-cell>
                <text:p><text:span text:style-name="T4">Chunk de code natif compilé assemblé au runtime.</text:span></text:p>
              </table:table-cell>
            </table:table-row>
            <table:table-row table:style-name="ro22" table:default-cell-style-name="ce4">
              <table:table-cell table:style-name="ce1">
                <text:p><text:span text:style-name="T2">Analysis</text:span></text:p>
              </table:table-cell>
              <table:table-cell/>
              <table:table-cell>
                <text:p><text:span text:style-name="T4">Préparation des codes générateurs sous formes d'appel a des macros générés.</text:span></text:p>
              </table:table-cell>
              <table:table-cell table:style-name="ce7"/>
              <table:table-cell/>
              <table:table-cell/>
              <table:table-cell/>
            </table:table-row>
            <table:table-row table:style-name="ro23" table:default-cell-style-name="ce4">
              <table:table-cell table:style-name="ce1">
                <text:p><text:span text:style-name="T2">Transformation/</text:span></text:p>
                <text:p><text:span text:style-name="T2">Optimisation</text:span></text:p>
              </table:table-cell>
              <table:table-cell/>
              <table:table-cell>
                <text:list text:continue-numbering="true" text:style-name="L1">
                  <text:list-item>
                    <text:p><text:span text:style-name="T4">Injection de macros par défaut pour gestion des générateurs de code.</text:span></text:p>
                  </text:list-item>
                  <text:list-item>
                    <text:p><text:span text:style-name="T4">Substitution des instructions par <text:s/>appel macros équivalentes</text:span></text:p>
                  </text:list-item>
                  <text:list-item>
                    <text:p><text:span text:style-name="T4">Préparation de l'injection de constante dans les opérandes (calcul d'offset a l’intérieur d'un chunk de code natif).</text:span></text:p>
                  </text:list-item>
                  <text:list-item>
                    <text:p><text:span text:style-name="T4">Loop Unroll.</text:span></text:p>
                  </text:list-item>
                  <text:list-item>
                    <text:p><text:span text:style-name="T4">Block scheduling pour une meilleur ILP.</text:span></text:p>
                  </text:list-item>
                </text:list>
              </table:table-cell>
              <table:table-cell table:style-name="ce2">
                <text:p><text:span text:style-name="T3">Expension des macros</text:span></text:p>
              </table:table-cell>
              <table:table-cell/>
              <table:table-cell/>
              <table:table-cell>
                <text:p><text:span text:style-name="T4">Utilisation de la compilette</text:span></text:p>
              </table:table-cell>
            </table:table-row>
            <table:table-row table:style-name="ro24" table:default-cell-style-name="ce3">
              <table:table-cell table:style-name="ce1">
                <text:p><text:span text:style-name="T2">Output</text:span></text:p>
              </table:table-cell>
              <table:table-cell/>
              <table:table-cell>
                <text:p><text:span text:style-name="T7">C+macro</text:span></text:p>
              </table:table-cell>
              <table:table-cell>
                <text:p><text:span text:style-name="T7">C</text:span></text:p>
              </table:table-cell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5" draw:layer="layout" svg:width="2.758cm" svg:height="0.962cm" svg:x="0.842cm" svg:y="0.438cm">
          <draw:text-box>
            <text:p>HPBCG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draw:frame draw:style-name="standard" draw:layer="layout" svg:width="26.965cm" svg:height="18.691cm" svg:x="0.253cm" svg:y="1.708cm">
          <table:table table:template-name="default" table:use-first-row-styles="true" table:use-banding-rows-styles="true">
            <table:table-column table:style-name="co1"/>
            <table:table-column table:style-name="co11"/>
            <table:table-column table:style-name="co11"/>
            <table:table-column table:style-name="co11"/>
            <table:table-column table:style-name="co11"/>
            <table:table-column table:style-name="co6"/>
            <table:table-column table:style-name="co7"/>
            <table:table-row table:style-name="ro9" table:default-cell-style-name="ce2">
              <table:table-cell table:style-name="ce1" table:number-rows-spanned="2">
                <text:p><text:span text:style-name="T2">Stage</text:span></text:p>
              </table:table-cell>
              <table:table-cell table:number-rows-spanned="2">
                <text:p text:style-name="P4"><text:span text:style-name="T3">Specification Time</text:span></text:p>
              </table:table-cell>
              <table:table-cell table:number-columns-spanned="2">
                <text:p text:style-name="P4"><text:span text:style-name="T3">Compile Time</text:span></text:p>
              </table:table-cell>
              <table:covered-table-cell/>
              <table:table-cell table:number-rows-spanned="2">
                <text:p><text:span text:style-name="T3">Package Time</text:span></text:p>
              </table:table-cell>
              <table:table-cell table:number-columns-spanned="2">
                <text:p><text:span text:style-name="T3">Execution Time</text:span></text:p>
              </table:table-cell>
              <table:covered-table-cell/>
            </table:table-row>
            <table:table-row table:style-name="ro9" table:default-cell-style-name="ce2">
              <table:covered-table-cell table:style-name="ce3"/>
              <table:covered-table-cell/>
              <table:table-cell table:style-name="ce4">
                <text:p text:style-name="P4"><text:span text:style-name="T4">High level</text:span></text:p>
              </table:table-cell>
              <table:table-cell table:style-name="ce5">
                <text:p text:style-name="P4"><text:span text:style-name="T4">Low level</text:span></text:p>
              </table:table-cell>
              <table:covered-table-cell/>
              <table:table-cell table:style-name="ce6">
                <text:p><text:span text:style-name="T5">File</text:span></text:p>
              </table:table-cell>
              <table:table-cell table:style-name="ce4">
                <text:p><text:span text:style-name="T4">Memory</text:span></text:p>
              </table:table-cell>
            </table:table-row>
            <table:table-row table:style-name="ro10" table:default-cell-style-name="ce1">
              <table:table-cell>
                <text:p><text:span text:style-name="T2">Input</text:span></text:p>
              </table:table-cell>
              <table:table-cell/>
              <table:table-cell/>
              <table:table-cell/>
              <table:table-cell/>
              <table:table-cell/>
              <table:table-cell table:style-name="ce2"/>
            </table:table-row>
            <table:table-row table:style-name="ro11" table:default-cell-style-name="ce4">
              <table:table-cell table:style-name="ce1">
                <text:p><text:span text:style-name="T2">Available Information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2" table:default-cell-style-name="ce4">
              <table:table-cell table:style-name="ce1">
                <text:p><text:span text:style-name="T2">Internal Representation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3" table:default-cell-style-name="ce4">
              <table:table-cell table:style-name="ce1">
                <text:p><text:span text:style-name="T2">Analysis</text:span></text:p>
              </table:table-cell>
              <table:table-cell/>
              <table:table-cell/>
              <table:table-cell table:style-name="ce7"/>
              <table:table-cell/>
              <table:table-cell/>
              <table:table-cell/>
            </table:table-row>
            <table:table-row table:style-name="ro14" table:default-cell-style-name="ce4">
              <table:table-cell table:style-name="ce1">
                <text:p><text:span text:style-name="T2">Transformation/</text:span></text:p>
                <text:p><text:span text:style-name="T2">Optimisation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5" table:default-cell-style-name="ce3">
              <table:table-cell table:style-name="ce1">
                <text:p><text:span text:style-name="T2">Output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onel Auroux</meta:initial-creator>
    <meta:creation-date>2011-12-15T13:11:30</meta:creation-date>
    <meta:editing-duration>P2DT3H15M46S</meta:editing-duration>
    <meta:editing-cycles>356</meta:editing-cycles>
    <dc:date>2012-06-21T07:31:37</dc:date>
    <meta:generator>LibreOffice/3.5$Linux_X86_64 LibreOffice_project/350m1$Build-2</meta:generator>
    <meta:document-statistic meta:object-count="75"/>
  </office:meta>
</office:document-meta>
</file>